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условие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2] + 2^[.A2]" office:value-type="float" office:value="-0.5" calcext:value-type="float">
            <text:p>-0,5</text:p>
          </table:table-cell>
          <table:table-cell table:formula="of:=16.3/([.A2]+8)" office:value-type="float" office:value="2.32857142857143" calcext:value-type="float">
            <text:p>2,32857142857143</text:p>
          </table:table-cell>
          <table:table-cell table:formula="of:=IF(COS([.C2])&gt;SIN([.B2]+[.C2]);1;2)" office:value-type="float" office:value="2" calcext:value-type="float">
            <text:p>2</text:p>
          </table:table-cell>
          <table:table-cell table:formula="of:=IF([.D2]=1;2*LN(ABS( SIN([.B2])))+34;(TAN([.B2]+2*[.C2]))^(1/5))" office:value-type="float" office:value="1.10020370840519" calcext:value-type="float">
            <text:p>1,10020370840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 + 2^[.A3]" office:value-type="float" office:value="1" calcext:value-type="float">
            <text:p>1</text:p>
          </table:table-cell>
          <table:table-cell table:formula="of:=16.3/([.A3]+8)" office:value-type="float" office:value="2.0375" calcext:value-type="float">
            <text:p>2,0375</text:p>
          </table:table-cell>
          <table:table-cell table:formula="of:=IF(COS([.C3])&gt;SIN([.B3]+[.C3]);1;2)" office:value-type="float" office:value="2" calcext:value-type="float">
            <text:p>2</text:p>
          </table:table-cell>
          <table:table-cell table:formula="of:=IF([.D3]=1;2*LN(ABS( SIN([.B3])))+34;(TAN([.B3]+2*[.C3]))^(1/5))" office:value-type="float" office:value="-1.2139018436626" calcext:value-type="float">
            <text:p>-1,2139018436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 + 2^[.A4]" office:value-type="float" office:value="3" calcext:value-type="float">
            <text:p>3</text:p>
          </table:table-cell>
          <table:table-cell table:formula="of:=16.3/([.A4]+8)" office:value-type="float" office:value="1.81111111111111" calcext:value-type="float">
            <text:p>1,81111111111111</text:p>
          </table:table-cell>
          <table:table-cell table:formula="of:=IF(COS([.C4])&gt;SIN([.B4]+[.C4]);1;2)" office:value-type="float" office:value="1" calcext:value-type="float">
            <text:p>1</text:p>
          </table:table-cell>
          <table:table-cell table:formula="of:=IF([.D4]=1;2*LN(ABS( SIN([.B4])))+34;(TAN([.B4]+2*[.C4]))^(1/5))" office:value-type="float" office:value="30.0837107407798" calcext:value-type="float">
            <text:p>30,0837107407798</text:p>
          </table:table-cell>
        </table:table-row>
      </table:table>
      <table:table table:name="Лист2" table:style-name="ta1">
        <table:table-column table:style-name="co1" table:number-columns-repeated="1024" table:default-cell-style-name="ce1"/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i= </text:p>
          </table:table-cell>
          <table:covered-table-cell table:number-columns-repeated="3" table:style-name="ce9"/>
          <table:table-cell/>
          <table:table-cell table:style-name="ce7" office:value-type="string" calcext:value-type="string" table:number-columns-spanned="3" table:number-rows-spanned="1">
            <text:p>Начальное приближение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aij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j=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-6" calcext:value-type="float">
            <text:p>-6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-13" calcext:value-type="float">
            <text:p>-1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7" table:number-rows-spanned="1">
            <text:p>Расчет</text:p>
          </table:table-cell>
          <table:covered-table-cell table:number-columns-repeated="6"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x01 </text:p>
          </table:table-cell>
          <table:table-cell table:style-name="ce8" office:value-type="string" calcext:value-type="string">
            <text:p>x02 </text:p>
          </table:table-cell>
          <table:table-cell table:style-name="ce8" office:value-type="string" calcext:value-type="string">
            <text:p>x03 </text:p>
          </table:table-cell>
          <table:table-cell table:style-name="ce8" office:value-type="string" calcext:value-type="string">
            <text:p>x11 </text:p>
          </table:table-cell>
          <table:table-cell table:style-name="ce8" office:value-type="string" calcext:value-type="string">
            <text:p>x12 </text:p>
          </table:table-cell>
          <table:table-cell table:style-name="ce8" office:value-type="string" calcext:value-type="string">
            <text:p>x13 </text:p>
          </table:table-cell>
          <table:table-cell table:style-name="ce8" office:value-type="string" calcext:value-type="string">
            <text:p>max(x1-x0) 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$F$3]/[.$C$3]-([.$D$3]*[.D9]+[.$E$3]*[.E9])/[.$C$3]" office:value-type="float" office:value="-0.166666666666667" calcext:value-type="float">
            <text:p>-0,166666666666667</text:p>
          </table:table-cell>
          <table:table-cell table:style-name="ce16" table:formula="of:=[.$F$4]/[.$D$4]-([.$C$4]*[.F9] +[.$E$4]*[.E9])/[.$D$4]" office:value-type="float" office:value="-2.75" calcext:value-type="float">
            <text:p>-2,75</text:p>
          </table:table-cell>
          <table:table-cell table:formula="of:=[.$F$5]/[.$E$5]-([.$C$5]*[.F9]+[.$D$5]*[.G9])/[.$E$5]" office:value-type="float" office:value="0.226190476190476" calcext:value-type="float">
            <text:p>0,226190476190476</text:p>
          </table:table-cell>
          <table:table-cell table:formula="of:=MAX(ABS([.F9]-[.C9]);ABS([.G9]-[.D9]);ABS([.H9]-[.E9]))" office:value-type="float" office:value="2.75" calcext:value-type="float">
            <text:p>2,7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[.F9]" office:value-type="float" office:value="-0.166666666666667" calcext:value-type="float">
            <text:p>-0,166666666666667</text:p>
          </table:table-cell>
          <table:table-cell table:formula="of:=[.G9]" office:value-type="float" office:value="-2.75" calcext:value-type="float">
            <text:p>-2,75</text:p>
          </table:table-cell>
          <table:table-cell table:formula="of:=[.H9]" office:value-type="float" office:value="0.226190476190476" calcext:value-type="float">
            <text:p>0,226190476190476</text:p>
          </table:table-cell>
          <table:table-cell table:formula="of:=[.$F$3]/[.$C$3]-([.$D$3]*[.D10]+[.$E$3]*[.E10])/[.$C$3]" office:value-type="float" office:value="-2.49603174603175" calcext:value-type="float">
            <text:p>-2,49603174603175</text:p>
          </table:table-cell>
          <table:table-cell table:style-name="ce16" table:formula="of:=[.$F$4]/[.$D$4]-([.$C$4]*[.F10] +[.$E$4]*[.E10])/[.$D$4]" office:value-type="float" office:value="0.291666666666666" calcext:value-type="float">
            <text:p>0,291666666666666</text:p>
          </table:table-cell>
          <table:table-cell table:formula="of:=[.$F$5]/[.$E$5]-([.$C$5]*[.F10]+[.$D$5]*[.G10])/[.$E$5]" office:value-type="float" office:value="-0.282596371882086" calcext:value-type="float">
            <text:p>-0,282596371882086</text:p>
          </table:table-cell>
          <table:table-cell table:formula="of:=MAX(ABS([.F10]-[.C10]);ABS([.G10]-[.D10]);ABS([.H10]-[.E10]))" office:value-type="float" office:value="3.04166666666667" calcext:value-type="float">
            <text:p>3,0416666666666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F10]" office:value-type="float" office:value="-2.49603174603175" calcext:value-type="float">
            <text:p>-2,49603174603175</text:p>
          </table:table-cell>
          <table:table-cell table:formula="of:=[.G10]" office:value-type="float" office:value="0.291666666666666" calcext:value-type="float">
            <text:p>0,291666666666666</text:p>
          </table:table-cell>
          <table:table-cell table:formula="of:=[.H10]" office:value-type="float" office:value="-0.282596371882086" calcext:value-type="float">
            <text:p>-0,282596371882086</text:p>
          </table:table-cell>
          <table:table-cell table:formula="of:=[.$F$3]/[.$C$3]-([.$D$3]*[.D11]+[.$E$3]*[.E11])/[.$C$3]" office:value-type="float" office:value="0.12348828420257" calcext:value-type="float">
            <text:p>0,12348828420257</text:p>
          </table:table-cell>
          <table:table-cell table:style-name="ce16" table:formula="of:=[.$F$4]/[.$D$4]-([.$C$4]*[.F11] +[.$E$4]*[.E11])/[.$D$4]" office:value-type="float" office:value="-2.62003968253968" calcext:value-type="float">
            <text:p>-2,62003968253968</text:p>
          </table:table-cell>
          <table:table-cell table:formula="of:=[.$F$5]/[.$E$5]-([.$C$5]*[.F11]+[.$D$5]*[.G11])/[.$E$5]" office:value-type="float" office:value="-0.0738918583306336" calcext:value-type="float">
            <text:p>-0,073891858330634</text:p>
          </table:table-cell>
          <table:table-cell table:formula="of:=MAX(ABS([.F11]-[.C11]);ABS([.G11]-[.D11]);ABS([.H11]-[.E11]))" office:value-type="float" office:value="2.91170634920635" calcext:value-type="float">
            <text:p>2,9117063492063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.F11]" office:value-type="float" office:value="0.12348828420257" calcext:value-type="float">
            <text:p>0,12348828420257</text:p>
          </table:table-cell>
          <table:table-cell table:formula="of:=[.G11]" office:value-type="float" office:value="-2.62003968253968" calcext:value-type="float">
            <text:p>-2,62003968253968</text:p>
          </table:table-cell>
          <table:table-cell table:formula="of:=[.H11]" office:value-type="float" office:value="-0.0738918583306336" calcext:value-type="float">
            <text:p>-0,073891858330634</text:p>
          </table:table-cell>
          <table:table-cell table:formula="of:=[.$F$3]/[.$C$3]-([.$D$3]*[.D12]+[.$E$3]*[.E12])/[.$C$3]" office:value-type="float" office:value="-2.3377177590613" calcext:value-type="float">
            <text:p>-2,3377177590613</text:p>
          </table:table-cell>
          <table:table-cell table:style-name="ce16" table:formula="of:=[.$F$4]/[.$D$4]-([.$C$4]*[.F12] +[.$E$4]*[.E12])/[.$D$4]" office:value-type="float" office:value="0.654360355253213" calcext:value-type="float">
            <text:p>0,654360355253213</text:p>
          </table:table-cell>
          <table:table-cell table:formula="of:=[.$F$5]/[.$E$5]-([.$C$5]*[.F12]+[.$D$5]*[.G12])/[.$E$5]" office:value-type="float" office:value="-0.654744711565654" calcext:value-type="float">
            <text:p>-0,654744711565654</text:p>
          </table:table-cell>
          <table:table-cell table:formula="of:=MAX(ABS([.F12]-[.C12]);ABS([.G12]-[.D12]);ABS([.H12]-[.E12]))" office:value-type="float" office:value="3.2744000377929" calcext:value-type="float">
            <text:p>3,274400037792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[.F12]" office:value-type="float" office:value="-2.3377177590613" calcext:value-type="float">
            <text:p>-2,3377177590613</text:p>
          </table:table-cell>
          <table:table-cell table:formula="of:=[.G12]" office:value-type="float" office:value="0.654360355253213" calcext:value-type="float">
            <text:p>0,654360355253213</text:p>
          </table:table-cell>
          <table:table-cell table:formula="of:=[.H12]" office:value-type="float" office:value="-0.654744711565654" calcext:value-type="float">
            <text:p>-0,654744711565654</text:p>
          </table:table-cell>
          <table:table-cell table:formula="of:=[.$F$3]/[.$C$3]-([.$D$3]*[.D13]+[.$E$3]*[.E13])/[.$C$3]" office:value-type="float" office:value="0.487757747971953" calcext:value-type="float">
            <text:p>0,487757747971953</text:p>
          </table:table-cell>
          <table:table-cell table:style-name="ce16" table:formula="of:=[.$F$4]/[.$D$4]-([.$C$4]*[.F13] +[.$E$4]*[.E13])/[.$D$4]" office:value-type="float" office:value="-2.42214719882662" calcext:value-type="float">
            <text:p>-2,42214719882662</text:p>
          </table:table-cell>
          <table:table-cell table:formula="of:=[.$F$5]/[.$E$5]-([.$C$5]*[.F13]+[.$D$5]*[.G13])/[.$E$5]" office:value-type="float" office:value="-0.47543610653238" calcext:value-type="float">
            <text:p>-0,47543610653238</text:p>
          </table:table-cell>
          <table:table-cell table:formula="of:=MAX(ABS([.F13]-[.C13]);ABS([.G13]-[.D13]);ABS([.H13]-[.E13]))" office:value-type="float" office:value="3.07650755407983" calcext:value-type="float">
            <text:p>3,0765075540798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[.F13]" office:value-type="float" office:value="0.487757747971953" calcext:value-type="float">
            <text:p>0,487757747971953</text:p>
          </table:table-cell>
          <table:table-cell table:formula="of:=[.G13]" office:value-type="float" office:value="-2.42214719882662" calcext:value-type="float">
            <text:p>-2,42214719882662</text:p>
          </table:table-cell>
          <table:table-cell table:formula="of:=[.H13]" office:value-type="float" office:value="-0.47543610653238" calcext:value-type="float">
            <text:p>-0,47543610653238</text:p>
          </table:table-cell>
          <table:table-cell table:formula="of:=[.$F$3]/[.$C$3]-([.$D$3]*[.D14]+[.$E$3]*[.E14])/[.$C$3]" office:value-type="float" office:value="-2.10588331460012" calcext:value-type="float">
            <text:p>-2,10588331460012</text:p>
          </table:table-cell>
          <table:table-cell table:style-name="ce16" table:formula="of:=[.$F$4]/[.$D$4]-([.$C$4]*[.F14] +[.$E$4]*[.E14])/[.$D$4]" office:value-type="float" office:value="1.10969718496494" calcext:value-type="float">
            <text:p>1,10969718496494</text:p>
          </table:table-cell>
          <table:table-cell table:formula="of:=[.$F$5]/[.$E$5]-([.$C$5]*[.F14]+[.$D$5]*[.G14])/[.$E$5]" office:value-type="float" office:value="-1.14558133597487" calcext:value-type="float">
            <text:p>-1,14558133597487</text:p>
          </table:table-cell>
          <table:table-cell table:formula="of:=MAX(ABS([.F14]-[.C14]);ABS([.G14]-[.D14]);ABS([.H14]-[.E14]))" office:value-type="float" office:value="3.53184438379156" calcext:value-type="float">
            <text:p>3,5318443837915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[.F14]" office:value-type="float" office:value="-2.10588331460012" calcext:value-type="float">
            <text:p>-2,10588331460012</text:p>
          </table:table-cell>
          <table:table-cell table:formula="of:=[.G14]" office:value-type="float" office:value="1.10969718496494" calcext:value-type="float">
            <text:p>1,10969718496494</text:p>
          </table:table-cell>
          <table:table-cell table:formula="of:=[.H14]" office:value-type="float" office:value="-1.14558133597487" calcext:value-type="float">
            <text:p>-1,14558133597487</text:p>
          </table:table-cell>
          <table:table-cell table:formula="of:=[.$F$3]/[.$C$3]-([.$D$3]*[.D15]+[.$E$3]*[.E15])/[.$C$3]" office:value-type="float" office:value="0.949011210133263" calcext:value-type="float">
            <text:p>0,949011210133263</text:p>
          </table:table-cell>
          <table:table-cell table:style-name="ce16" table:formula="of:=[.$F$4]/[.$D$4]-([.$C$4]*[.F15] +[.$E$4]*[.E15])/[.$D$4]" office:value-type="float" office:value="-2.13235414325015" calcext:value-type="float">
            <text:p>-2,13235414325015</text:p>
          </table:table-cell>
          <table:table-cell table:formula="of:=[.$F$5]/[.$E$5]-([.$C$5]*[.F15]+[.$D$5]*[.G15])/[.$E$5]" office:value-type="float" office:value="-1.01189790491651" calcext:value-type="float">
            <text:p>-1,01189790491651</text:p>
          </table:table-cell>
          <table:table-cell table:formula="of:=MAX(ABS([.F15]-[.C15]);ABS([.G15]-[.D15]);ABS([.H15]-[.E15]))" office:value-type="float" office:value="3.24205132821509" calcext:value-type="float">
            <text:p>3,2420513282150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F15]" office:value-type="float" office:value="0.949011210133263" calcext:value-type="float">
            <text:p>0,949011210133263</text:p>
          </table:table-cell>
          <table:table-cell table:formula="of:=[.G15]" office:value-type="float" office:value="-2.13235414325015" calcext:value-type="float">
            <text:p>-2,13235414325015</text:p>
          </table:table-cell>
          <table:table-cell table:formula="of:=[.H15]" office:value-type="float" office:value="-1.01189790491651" calcext:value-type="float">
            <text:p>-1,01189790491651</text:p>
          </table:table-cell>
          <table:table-cell table:formula="of:=[.$F$3]/[.$C$3]-([.$D$3]*[.D16]+[.$E$3]*[.E16])/[.$C$3]" office:value-type="float" office:value="-1.77497880188904" calcext:value-type="float">
            <text:p>-1,77497880188904</text:p>
          </table:table-cell>
          <table:table-cell table:style-name="ce16" table:formula="of:=[.$F$4]/[.$D$4]-([.$C$4]*[.F16] +[.$E$4]*[.E16])/[.$D$4]" office:value-type="float" office:value="1.68626401266658" calcext:value-type="float">
            <text:p>1,68626401266658</text:p>
          </table:table-cell>
          <table:table-cell table:formula="of:=[.$F$5]/[.$E$5]-([.$C$5]*[.F16]+[.$D$5]*[.G16])/[.$E$5]" office:value-type="float" office:value="-1.79377515055538" calcext:value-type="float">
            <text:p>-1,79377515055538</text:p>
          </table:table-cell>
          <table:table-cell table:formula="of:=MAX(ABS([.F16]-[.C16]);ABS([.G16]-[.D16]);ABS([.H16]-[.E16]))" office:value-type="float" office:value="3.81861815591673" calcext:value-type="float">
            <text:p>3,8186181559167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[.F16]" office:value-type="float" office:value="-1.77497880188904" calcext:value-type="float">
            <text:p>-1,77497880188904</text:p>
          </table:table-cell>
          <table:table-cell table:formula="of:=[.G16]" office:value-type="float" office:value="1.68626401266658" calcext:value-type="float">
            <text:p>1,68626401266658</text:p>
          </table:table-cell>
          <table:table-cell table:formula="of:=[.H16]" office:value-type="float" office:value="-1.79377515055538" calcext:value-type="float">
            <text:p>-1,79377515055538</text:p>
          </table:table-cell>
          <table:table-cell table:formula="of:=[.$F$3]/[.$C$3]-([.$D$3]*[.D17]+[.$E$3]*[.E17])/[.$C$3]" office:value-type="float" office:value="1.53751586898138" calcext:value-type="float">
            <text:p>1,53751586898138</text:p>
          </table:table-cell>
          <table:table-cell table:style-name="ce16" table:formula="of:=[.$F$4]/[.$D$4]-([.$C$4]*[.F17] +[.$E$4]*[.E17])/[.$D$4]" office:value-type="float" office:value="-1.7187235023613" calcext:value-type="float">
            <text:p>-1,7187235023613</text:p>
          </table:table-cell>
          <table:table-cell table:formula="of:=[.$F$5]/[.$E$5]-([.$C$5]*[.F17]+[.$D$5]*[.G17])/[.$E$5]" office:value-type="float" office:value="-1.72770883330006" calcext:value-type="float">
            <text:p>-1,72770883330006</text:p>
          </table:table-cell>
          <table:table-cell table:formula="of:=MAX(ABS([.F17]-[.C17]);ABS([.G17]-[.D17]);ABS([.H17]-[.E17]))" office:value-type="float" office:value="3.40498751502788" calcext:value-type="float">
            <text:p>3,40498751502788</text:p>
          </table:table-cell>
          <table:table-cell table:number-columns-repeated="1015"/>
        </table:table-row>
        <table:table-row table:style-name="ro2" table:number-rows-repeated="2">
          <table:table-cell table:number-columns-repeated="6"/>
          <table:table-cell table:style-name="ce16"/>
          <table:table-cell table:number-columns-repeated="1017"/>
        </table:table-row>
        <table:table-row table:style-name="ro2">
          <table:table-cell office:value-type="string" calcext:value-type="string">
            <text:p>1+2=</text:p>
          </table:table-cell>
          <table:table-cell/>
          <table:table-cell table:formula="of:=[.C3]+[.C4]" office:value-type="float" office:value="9" calcext:value-type="float">
            <text:p>9</text:p>
          </table:table-cell>
          <table:table-cell table:formula="of:=[.D3]+[.D4]" office:value-type="float" office:value="-3" calcext:value-type="float">
            <text:p>-3</text:p>
          </table:table-cell>
          <table:table-cell table:formula="of:=[.E3]+[.E4]" office:value-type="float" office:value="5" calcext:value-type="float">
            <text:p>5</text:p>
          </table:table-cell>
          <table:table-cell table:formula="of:=[.F3]+[.F4]" office:value-type="float" office:value="-7" calcext:value-type="float">
            <text:p>-7</text:p>
          </table:table-cell>
          <table:table-cell table:style-name="ce16"/>
          <table:table-cell table:number-columns-repeated="4"/>
          <table:table-cell table:style-name="Default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2-3=</text:p>
          </table:table-cell>
          <table:table-cell/>
          <table:table-cell table:formula="of:=[.C4]-[.C5]" office:value-type="float" office:value="-2" calcext:value-type="float">
            <text:p>-2</text:p>
          </table:table-cell>
          <table:table-cell table:formula="of:=[.D4]-[.D5]" office:value-type="float" office:value="-3" calcext:value-type="float">
            <text:p>-3</text:p>
          </table:table-cell>
          <table:table-cell table:formula="of:=[.E4]-[.E5]" office:value-type="float" office:value="-3" calcext:value-type="float">
            <text:p>-3</text:p>
          </table:table-cell>
          <table:table-cell table:formula="of:=[.F4]-[.F5]" office:value-type="float" office:value="7" calcext:value-type="float">
            <text:p>7</text:p>
          </table:table-cell>
          <table:table-cell table:style-name="ce16"/>
          <table:table-cell table:number-columns-repeated="4"/>
          <table:table-cell table:style-name="Default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2+3=</text:p>
          </table:table-cell>
          <table:table-cell/>
          <table:table-cell table:formula="of:=[.C4]+[.C5]" office:value-type="float" office:value="8" calcext:value-type="float">
            <text:p>8</text:p>
          </table:table-cell>
          <table:table-cell table:formula="of:=[.D4]+[.D5]" office:value-type="float" office:value="7" calcext:value-type="float">
            <text:p>7</text:p>
          </table:table-cell>
          <table:table-cell table:formula="of:=[.E4]+[.E5]" office:value-type="float" office:value="11" calcext:value-type="float">
            <text:p>11</text:p>
          </table:table-cell>
          <table:table-cell table:formula="of:=[.F4]+[.F5]" office:value-type="float" office:value="-19" calcext:value-type="float">
            <text:p>-19</text:p>
          </table:table-cell>
          <table:table-cell table:style-name="ce16"/>
          <table:table-cell table:number-columns-repeated="4"/>
          <table:table-cell table:style-name="Default" table:number-columns-repeated="4"/>
          <table:table-cell table:number-columns-repeated="1009"/>
        </table:table-row>
        <table:table-row table:style-name="ro2" table:number-rows-repeated="18">
          <table:table-cell table:number-columns-repeated="6"/>
          <table:table-cell table:style-name="ce16"/>
          <table:table-cell table:number-columns-repeated="1017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1">
        <table:table-column table:style-name="co1" table:number-columns-repeated="6" table:default-cell-style-name="ce1"/>
        <table:table-column table:style-name="co1" table:default-cell-style-name="ce16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i= </text:p>
          </table:table-cell>
          <table:covered-table-cell table:number-columns-repeated="3" table:style-name="ce9"/>
          <table:table-cell table:style-name="ce1"/>
          <table:table-cell table:style-name="ce7" office:value-type="string" calcext:value-type="string" table:number-columns-spanned="3" table:number-rows-spanned="1">
            <text:p>Начальное приближение</text:p>
          </table:table-cell>
          <table:covered-table-cell table:number-columns-repeated="2"/>
          <table:table-cell/>
          <table:table-cell table:style-name="ce7" office:value-type="string" calcext:value-type="string" table:number-columns-spanned="2" table:number-rows-spanned="1">
            <text:p>Проверка</text:p>
          </table:table-cell>
          <table:covered-table-cell/>
        </table:table-row>
        <table:table-row table:style-name="ro2">
          <table:table-cell/>
          <table:table-cell table:style-name="ce3" office:value-type="string" calcext:value-type="string">
            <text:p>aij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b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3">
            <text:p>j=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10" office:value-type="float" office:value="-3" calcext:value-type="float">
            <text:p>-3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-7" calcext:value-type="float">
            <text:p>-7</text:p>
          </table:table-cell>
          <table:table-cell table:style-name="ce1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.C3]*[.C41]+[.D3]*[.D41]+[.E3]*[.E41]" office:value-type="float" office:value="-6.98911657005407" calcext:value-type="float">
            <text:p>-6,98911657005407</text:p>
          </table:table-cell>
          <table:table-cell table:formula="of:=[.F3]-[.L3]" office:value-type="float" office:value="-0.0108834299459275" calcext:value-type="float">
            <text:p>-0,010883429945928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2" table:style-name="ce11" office:value-type="float" office:value="-3" calcext:value-type="float">
            <text:p>-3</text:p>
          </table:table-cell>
          <table:table-cell table:style-name="ce14" office:value-type="float" office:value="7" calcext:value-type="float">
            <text:p>7</text:p>
          </table:table-cell>
          <table:table-cell table:style-name="ce1"/>
          <table:table-cell table:number-columns-repeated="4"/>
          <table:table-cell table:formula="of:=[.C4]*[.C41]+[.D4]*[.D41]+[.E4]*[.E41]" office:value-type="float" office:value="6.99515579411079" calcext:value-type="float">
            <text:p>6,99515579411079</text:p>
          </table:table-cell>
          <table:table-cell table:formula="of:=[.F4]-[.L4]" office:value-type="float" office:value="0.00484420588920997" calcext:value-type="float">
            <text:p>0,0048442058892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-19" calcext:value-type="float">
            <text:p>-19</text:p>
          </table:table-cell>
          <table:table-cell table:style-name="ce1"/>
          <table:table-cell table:number-columns-repeated="4"/>
          <table:table-cell table:formula="of:=[.C5]*[.C41]+[.D5]*[.D41]+[.E5]*[.E41]" office:value-type="float" office:value="-19" calcext:value-type="float">
            <text:p>-19</text:p>
          </table:table-cell>
          <table:table-cell table:formula="of:=[.F5]-[.L5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1"/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7" table:number-rows-spanned="1">
            <text:p>Расчет</text:p>
          </table:table-cell>
          <table:covered-table-cell table:number-columns-repeated="6" table:style-name="ce11"/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 calcext:value-type="string">
            <text:p>x01 </text:p>
          </table:table-cell>
          <table:table-cell table:style-name="ce8" office:value-type="string" calcext:value-type="string">
            <text:p>x02 </text:p>
          </table:table-cell>
          <table:table-cell table:style-name="ce8" office:value-type="string" calcext:value-type="string">
            <text:p>x03 </text:p>
          </table:table-cell>
          <table:table-cell table:style-name="ce8" office:value-type="string" calcext:value-type="string">
            <text:p>x11 </text:p>
          </table:table-cell>
          <table:table-cell table:style-name="ce8" office:value-type="string" calcext:value-type="string">
            <text:p>x12 </text:p>
          </table:table-cell>
          <table:table-cell table:style-name="ce8" office:value-type="string" calcext:value-type="string">
            <text:p>x13 </text:p>
          </table:table-cell>
          <table:table-cell table:style-name="ce8" office:value-type="string" calcext:value-type="string">
            <text:p>max(x1-x0) 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$F$3]/[.$C$3]-([.$D$3]*[.D9]+[.$E$3]*[.E9])/[.$C$3]" office:value-type="float" office:value="-0.777777777777778" calcext:value-type="float">
            <text:p>-0,777777777777778</text:p>
          </table:table-cell>
          <table:table-cell table:formula="of:=[.$F$4]/[.$D$4]-([.$C$4]*[.F9] +[.$E$4]*[.E9])/[.$D$4]" office:value-type="float" office:value="-1.81481481481482" calcext:value-type="float">
            <text:p>-1,81481481481482</text:p>
          </table:table-cell>
          <table:table-cell table:formula="of:=[.$F$5]/[.$E$5]-([.$C$5]*[.F9]+[.$D$5]*[.G9])/[.$E$5]" office:value-type="float" office:value="-0.0067340067340067" calcext:value-type="float">
            <text:p>-0,006734006734007</text:p>
          </table:table-cell>
          <table:table-cell table:formula="of:=MAX(ABS([.F9]-[.C9]);ABS([.G9]-[.D9]);ABS([.H9]-[.E9]))" office:value-type="float" office:value="1.81481481481482" calcext:value-type="float">
            <text:p>1,814814814814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[.F9]" office:value-type="float" office:value="-0.777777777777778" calcext:value-type="float">
            <text:p>-0,777777777777778</text:p>
          </table:table-cell>
          <table:table-cell table:formula="of:=[.G9]" office:value-type="float" office:value="-1.81481481481482" calcext:value-type="float">
            <text:p>-1,81481481481482</text:p>
          </table:table-cell>
          <table:table-cell table:formula="of:=[.H9]" office:value-type="float" office:value="-0.0067340067340067" calcext:value-type="float">
            <text:p>-0,006734006734007</text:p>
          </table:table-cell>
          <table:table-cell table:formula="of:=[.$F$3]/[.$C$3]-([.$D$3]*[.D10]+[.$E$3]*[.E10])/[.$C$3]" office:value-type="float" office:value="-1.37897493453049" calcext:value-type="float">
            <text:p>-1,37897493453049</text:p>
          </table:table-cell>
          <table:table-cell table:formula="of:=[.$F$4]/[.$D$4]-([.$C$4]*[.F10] +[.$E$4]*[.E10])/[.$D$4]" office:value-type="float" office:value="-1.407282703579" calcext:value-type="float">
            <text:p>-1,407282703579</text:p>
          </table:table-cell>
          <table:table-cell table:formula="of:=[.$F$5]/[.$E$5]-([.$C$5]*[.F10]+[.$D$5]*[.G10])/[.$E$5]" office:value-type="float" office:value="0.171161672845175" calcext:value-type="float">
            <text:p>0,171161672845175</text:p>
          </table:table-cell>
          <table:table-cell table:formula="of:=MAX(ABS([.F10]-[.C10]);ABS([.G10]-[.D10]);ABS([.H10]-[.E10]))" office:value-type="float" office:value="0.601197156752712" calcext:value-type="float">
            <text:p>0,6011971567527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F10]" office:value-type="float" office:value="-1.37897493453049" calcext:value-type="float">
            <text:p>-1,37897493453049</text:p>
          </table:table-cell>
          <table:table-cell table:formula="of:=[.G10]" office:value-type="float" office:value="-1.407282703579" calcext:value-type="float">
            <text:p>-1,407282703579</text:p>
          </table:table-cell>
          <table:table-cell table:formula="of:=[.H10]" office:value-type="float" office:value="0.171161672845175" calcext:value-type="float">
            <text:p>0,171161672845175</text:p>
          </table:table-cell>
          <table:table-cell table:formula="of:=[.$F$3]/[.$C$3]-([.$D$3]*[.D11]+[.$E$3]*[.E11])/[.$C$3]" office:value-type="float" office:value="-1.34196183055143" calcext:value-type="float">
            <text:p>-1,34196183055143</text:p>
          </table:table-cell>
          <table:table-cell table:formula="of:=[.$F$4]/[.$D$4]-([.$C$4]*[.F11] +[.$E$4]*[.E11])/[.$D$4]" office:value-type="float" office:value="-1.60985378581089" calcext:value-type="float">
            <text:p>-1,60985378581089</text:p>
          </table:table-cell>
          <table:table-cell table:formula="of:=[.$F$5]/[.$E$5]-([.$C$5]*[.F11]+[.$D$5]*[.G11])/[.$E$5]" office:value-type="float" office:value="0.273151922280696" calcext:value-type="float">
            <text:p>0,273151922280696</text:p>
          </table:table-cell>
          <table:table-cell table:formula="of:=MAX(ABS([.F11]-[.C11]);ABS([.G11]-[.D11]);ABS([.H11]-[.E11]))" office:value-type="float" office:value="0.202571082231888" calcext:value-type="float">
            <text:p>0,20257108223188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.F11]" office:value-type="float" office:value="-1.34196183055143" calcext:value-type="float">
            <text:p>-1,34196183055143</text:p>
          </table:table-cell>
          <table:table-cell table:formula="of:=[.G11]" office:value-type="float" office:value="-1.60985378581089" calcext:value-type="float">
            <text:p>-1,60985378581089</text:p>
          </table:table-cell>
          <table:table-cell table:formula="of:=[.H11]" office:value-type="float" office:value="0.273151922280696" calcext:value-type="float">
            <text:p>0,273151922280696</text:p>
          </table:table-cell>
          <table:table-cell table:formula="of:=[.$F$3]/[.$C$3]-([.$D$3]*[.D12]+[.$E$3]*[.E12])/[.$C$3]" office:value-type="float" office:value="-1.46614677431513" calcext:value-type="float">
            <text:p>-1,46614677431513</text:p>
          </table:table-cell>
          <table:table-cell table:formula="of:=[.$F$4]/[.$D$4]-([.$C$4]*[.F12] +[.$E$4]*[.E12])/[.$D$4]" office:value-type="float" office:value="-1.62905407273728" calcext:value-type="float">
            <text:p>-1,62905407273728</text:p>
          </table:table-cell>
          <table:table-cell table:formula="of:=[.$F$5]/[.$E$5]-([.$C$5]*[.F12]+[.$D$5]*[.G12])/[.$E$5]" office:value-type="float" office:value="0.375686609425633" calcext:value-type="float">
            <text:p>0,375686609425633</text:p>
          </table:table-cell>
          <table:table-cell table:formula="of:=MAX(ABS([.F12]-[.C12]);ABS([.G12]-[.D12]);ABS([.H12]-[.E12]))" office:value-type="float" office:value="0.124184943763697" calcext:value-type="float">
            <text:p>0,12418494376369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[.F12]" office:value-type="float" office:value="-1.46614677431513" calcext:value-type="float">
            <text:p>-1,46614677431513</text:p>
          </table:table-cell>
          <table:table-cell table:formula="of:=[.G12]" office:value-type="float" office:value="-1.62905407273728" calcext:value-type="float">
            <text:p>-1,62905407273728</text:p>
          </table:table-cell>
          <table:table-cell table:formula="of:=[.H12]" office:value-type="float" office:value="0.375686609425633" calcext:value-type="float">
            <text:p>0,375686609425633</text:p>
          </table:table-cell>
          <table:table-cell table:formula="of:=[.$F$3]/[.$C$3]-([.$D$3]*[.D13]+[.$E$3]*[.E13])/[.$C$3]" office:value-type="float" office:value="-1.52951058503778" calcext:value-type="float">
            <text:p>-1,52951058503778</text:p>
          </table:table-cell>
          <table:table-cell table:formula="of:=[.$F$4]/[.$D$4]-([.$C$4]*[.F13] +[.$E$4]*[.E13])/[.$D$4]" office:value-type="float" office:value="-1.68934621940045" calcext:value-type="float">
            <text:p>-1,68934621940045</text:p>
          </table:table-cell>
          <table:table-cell table:formula="of:=[.$F$5]/[.$E$5]-([.$C$5]*[.F13]+[.$D$5]*[.G13])/[.$E$5]" office:value-type="float" office:value="0.460137110555032" calcext:value-type="float">
            <text:p>0,460137110555032</text:p>
          </table:table-cell>
          <table:table-cell table:formula="of:=MAX(ABS([.F13]-[.C13]);ABS([.G13]-[.D13]);ABS([.H13]-[.E13]))" office:value-type="float" office:value="0.0844505011293997" calcext:value-type="float">
            <text:p>0,08445050112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[.F13]" office:value-type="float" office:value="-1.52951058503778" calcext:value-type="float">
            <text:p>-1,52951058503778</text:p>
          </table:table-cell>
          <table:table-cell table:formula="of:=[.G13]" office:value-type="float" office:value="-1.68934621940045" calcext:value-type="float">
            <text:p>-1,68934621940045</text:p>
          </table:table-cell>
          <table:table-cell table:formula="of:=[.H13]" office:value-type="float" office:value="0.460137110555032" calcext:value-type="float">
            <text:p>0,460137110555032</text:p>
          </table:table-cell>
          <table:table-cell table:formula="of:=[.$F$3]/[.$C$3]-([.$D$3]*[.D14]+[.$E$3]*[.E14])/[.$C$3]" office:value-type="float" office:value="-1.59652491233072" calcext:value-type="float">
            <text:p>-1,59652491233072</text:p>
          </table:table-cell>
          <table:table-cell table:formula="of:=[.$F$4]/[.$D$4]-([.$C$4]*[.F14] +[.$E$4]*[.E14])/[.$D$4]" office:value-type="float" office:value="-1.72912050233455" calcext:value-type="float">
            <text:p>-1,72912050233455</text:p>
          </table:table-cell>
          <table:table-cell table:formula="of:=[.$F$5]/[.$E$5]-([.$C$5]*[.F14]+[.$D$5]*[.G14])/[.$E$5]" office:value-type="float" office:value="0.534185710453422" calcext:value-type="float">
            <text:p>0,534185710453422</text:p>
          </table:table-cell>
          <table:table-cell table:formula="of:=MAX(ABS([.F14]-[.C14]);ABS([.G14]-[.D14]);ABS([.H14]-[.E14]))" office:value-type="float" office:value="0.0740485998983891" calcext:value-type="float">
            <text:p>0,074048599898389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[.F14]" office:value-type="float" office:value="-1.59652491233072" calcext:value-type="float">
            <text:p>-1,59652491233072</text:p>
          </table:table-cell>
          <table:table-cell table:formula="of:=[.G14]" office:value-type="float" office:value="-1.72912050233455" calcext:value-type="float">
            <text:p>-1,72912050233455</text:p>
          </table:table-cell>
          <table:table-cell table:formula="of:=[.H14]" office:value-type="float" office:value="0.534185710453422" calcext:value-type="float">
            <text:p>0,534185710453422</text:p>
          </table:table-cell>
          <table:table-cell table:formula="of:=[.$F$3]/[.$C$3]-([.$D$3]*[.D15]+[.$E$3]*[.E15])/[.$C$3]" office:value-type="float" office:value="-1.65092111769675" calcext:value-type="float">
            <text:p>-1,65092111769675</text:p>
          </table:table-cell>
          <table:table-cell table:formula="of:=[.$F$4]/[.$D$4]-([.$C$4]*[.F15] +[.$E$4]*[.E15])/[.$D$4]" office:value-type="float" office:value="-1.76690496532225" calcext:value-type="float">
            <text:p>-1,76690496532225</text:p>
          </table:table-cell>
          <table:table-cell table:formula="of:=[.$F$5]/[.$E$5]-([.$C$5]*[.F15]+[.$D$5]*[.G15])/[.$E$5]" office:value-type="float" office:value="0.597791245348162" calcext:value-type="float">
            <text:p>0,597791245348162</text:p>
          </table:table-cell>
          <table:table-cell table:formula="of:=MAX(ABS([.F15]-[.C15]);ABS([.G15]-[.D15]);ABS([.H15]-[.E15]))" office:value-type="float" office:value="0.0636055348947409" calcext:value-type="float">
            <text:p>0,0636055348947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F15]" office:value-type="float" office:value="-1.65092111769675" calcext:value-type="float">
            <text:p>-1,65092111769675</text:p>
          </table:table-cell>
          <table:table-cell table:formula="of:=[.G15]" office:value-type="float" office:value="-1.76690496532225" calcext:value-type="float">
            <text:p>-1,76690496532225</text:p>
          </table:table-cell>
          <table:table-cell table:formula="of:=[.H15]" office:value-type="float" office:value="0.597791245348162" calcext:value-type="float">
            <text:p>0,597791245348162</text:p>
          </table:table-cell>
          <table:table-cell table:formula="of:=[.$F$3]/[.$C$3]-([.$D$3]*[.D16]+[.$E$3]*[.E16])/[.$C$3]" office:value-type="float" office:value="-1.69885234696751" calcext:value-type="float">
            <text:p>-1,69885234696751</text:p>
          </table:table-cell>
          <table:table-cell table:formula="of:=[.$F$4]/[.$D$4]-([.$C$4]*[.F16] +[.$E$4]*[.E16])/[.$D$4]" office:value-type="float" office:value="-1.79855634736982" calcext:value-type="float">
            <text:p>-1,79855634736982</text:p>
          </table:table-cell>
          <table:table-cell table:formula="of:=[.$F$5]/[.$E$5]-([.$C$5]*[.F16]+[.$D$5]*[.G16])/[.$E$5]" office:value-type="float" office:value="0.652792109757166" calcext:value-type="float">
            <text:p>0,652792109757166</text:p>
          </table:table-cell>
          <table:table-cell table:formula="of:=MAX(ABS([.F16]-[.C16]);ABS([.G16]-[.D16]);ABS([.H16]-[.E16]))" office:value-type="float" office:value="0.0550008644090041" calcext:value-type="float">
            <text:p>0,055000864409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[.F16]" office:value-type="float" office:value="-1.69885234696751" calcext:value-type="float">
            <text:p>-1,69885234696751</text:p>
          </table:table-cell>
          <table:table-cell table:formula="of:=[.G16]" office:value-type="float" office:value="-1.79855634736982" calcext:value-type="float">
            <text:p>-1,79855634736982</text:p>
          </table:table-cell>
          <table:table-cell table:formula="of:=[.H16]" office:value-type="float" office:value="0.652792109757166" calcext:value-type="float">
            <text:p>0,652792109757166</text:p>
          </table:table-cell>
          <table:table-cell table:formula="of:=[.$F$3]/[.$C$3]-([.$D$3]*[.D17]+[.$E$3]*[.E17])/[.$C$3]" office:value-type="float" office:value="-1.73995884343281" calcext:value-type="float">
            <text:p>-1,73995884343281</text:p>
          </table:table-cell>
          <table:table-cell table:formula="of:=[.$F$4]/[.$D$4]-([.$C$4]*[.F17] +[.$E$4]*[.E17])/[.$D$4]" office:value-type="float" office:value="-1.82615288080196" calcext:value-type="float">
            <text:p>-1,82615288080196</text:p>
          </table:table-cell>
          <table:table-cell table:formula="of:=[.$F$5]/[.$E$5]-([.$C$5]*[.F17]+[.$D$5]*[.G17])/[.$E$5]" office:value-type="float" office:value="0.700249173916019" calcext:value-type="float">
            <text:p>0,700249173916019</text:p>
          </table:table-cell>
          <table:table-cell table:formula="of:=MAX(ABS([.F17]-[.C17]);ABS([.G17]-[.D17]);ABS([.H17]-[.E17]))" office:value-type="float" office:value="0.0474570641588521" calcext:value-type="float">
            <text:p>0,0474570641588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F17]" office:value-type="float" office:value="-1.73995884343281" calcext:value-type="float">
            <text:p>-1,73995884343281</text:p>
          </table:table-cell>
          <table:table-cell table:formula="of:=[.G17]" office:value-type="float" office:value="-1.82615288080196" calcext:value-type="float">
            <text:p>-1,82615288080196</text:p>
          </table:table-cell>
          <table:table-cell table:formula="of:=[.H17]" office:value-type="float" office:value="0.700249173916019" calcext:value-type="float">
            <text:p>0,700249173916019</text:p>
          </table:table-cell>
          <table:table-cell table:formula="of:=[.$F$3]/[.$C$3]-([.$D$3]*[.D18]+[.$E$3]*[.E18])/[.$C$3]" office:value-type="float" office:value="-1.775522723554" calcext:value-type="float">
            <text:p>-1,775522723554</text:p>
          </table:table-cell>
          <table:table-cell table:formula="of:=[.$F$4]/[.$D$4]-([.$C$4]*[.F18] +[.$E$4]*[.E18])/[.$D$4]" office:value-type="float" office:value="-1.84990069154669" calcext:value-type="float">
            <text:p>-1,84990069154669</text:p>
          </table:table-cell>
          <table:table-cell table:formula="of:=[.$F$5]/[.$E$5]-([.$C$5]*[.F18]+[.$D$5]*[.G18])/[.$E$5]" office:value-type="float" office:value="0.741226057205344" calcext:value-type="float">
            <text:p>0,741226057205344</text:p>
          </table:table-cell>
          <table:table-cell table:formula="of:=MAX(ABS([.F18]-[.C18]);ABS([.G18]-[.D18]);ABS([.H18]-[.E18]))" office:value-type="float" office:value="0.0409768832893258" calcext:value-type="float">
            <text:p>0,0409768832893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[.F18]" office:value-type="float" office:value="-1.775522723554" calcext:value-type="float">
            <text:p>-1,775522723554</text:p>
          </table:table-cell>
          <table:table-cell table:formula="of:=[.G18]" office:value-type="float" office:value="-1.84990069154669" calcext:value-type="float">
            <text:p>-1,84990069154669</text:p>
          </table:table-cell>
          <table:table-cell table:formula="of:=[.H18]" office:value-type="float" office:value="0.741226057205344" calcext:value-type="float">
            <text:p>0,741226057205344</text:p>
          </table:table-cell>
          <table:table-cell table:formula="of:=[.$F$3]/[.$C$3]-([.$D$3]*[.D19]+[.$E$3]*[.E19])/[.$C$3]" office:value-type="float" office:value="-1.80620359562964" calcext:value-type="float">
            <text:p>-1,80620359562964</text:p>
          </table:table-cell>
          <table:table-cell table:formula="of:=[.$F$4]/[.$D$4]-([.$C$4]*[.F19] +[.$E$4]*[.E19])/[.$D$4]" office:value-type="float" office:value="-1.87042366011892" calcext:value-type="float">
            <text:p>-1,87042366011892</text:p>
          </table:table-cell>
          <table:table-cell table:formula="of:=[.$F$5]/[.$E$5]-([.$C$5]*[.F19]+[.$D$5]*[.G19])/[.$E$5]" office:value-type="float" office:value="0.776599489624505" calcext:value-type="float">
            <text:p>0,776599489624505</text:p>
          </table:table-cell>
          <table:table-cell table:formula="of:=MAX(ABS([.F19]-[.C19]);ABS([.G19]-[.D19]);ABS([.H19]-[.E19]))" office:value-type="float" office:value="0.0353734324191608" calcext:value-type="float">
            <text:p>0,0353734324191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[.F19]" office:value-type="float" office:value="-1.80620359562964" calcext:value-type="float">
            <text:p>-1,80620359562964</text:p>
          </table:table-cell>
          <table:table-cell table:formula="of:=[.G19]" office:value-type="float" office:value="-1.87042366011892" calcext:value-type="float">
            <text:p>-1,87042366011892</text:p>
          </table:table-cell>
          <table:table-cell table:formula="of:=[.H19]" office:value-type="float" office:value="0.776599489624505" calcext:value-type="float">
            <text:p>0,776599489624505</text:p>
          </table:table-cell>
          <table:table-cell table:formula="of:=[.$F$3]/[.$C$3]-([.$D$3]*[.D20]+[.$E$3]*[.E20])/[.$C$3]" office:value-type="float" office:value="-1.83269649205325" calcext:value-type="float">
            <text:p>-1,83269649205325</text:p>
          </table:table-cell>
          <table:table-cell table:formula="of:=[.$F$4]/[.$D$4]-([.$C$4]*[.F20] +[.$E$4]*[.E20])/[.$D$4]" office:value-type="float" office:value="-1.888135161589" calcext:value-type="float">
            <text:p>-1,888135161589</text:p>
          </table:table-cell>
          <table:table-cell table:formula="of:=[.$F$5]/[.$E$5]-([.$C$5]*[.F20]+[.$D$5]*[.G20])/[.$E$5]" office:value-type="float" office:value="0.807138006140822" calcext:value-type="float">
            <text:p>0,807138006140822</text:p>
          </table:table-cell>
          <table:table-cell table:formula="of:=MAX(ABS([.F20]-[.C20]);ABS([.G20]-[.D20]);ABS([.H20]-[.E20]))" office:value-type="float" office:value="0.0305385165163172" calcext:value-type="float">
            <text:p>0,0305385165163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[.F20]" office:value-type="float" office:value="-1.83269649205325" calcext:value-type="float">
            <text:p>-1,83269649205325</text:p>
          </table:table-cell>
          <table:table-cell table:formula="of:=[.G20]" office:value-type="float" office:value="-1.888135161589" calcext:value-type="float">
            <text:p>-1,888135161589</text:p>
          </table:table-cell>
          <table:table-cell table:formula="of:=[.H20]" office:value-type="float" office:value="0.807138006140822" calcext:value-type="float">
            <text:p>0,807138006140822</text:p>
          </table:table-cell>
          <table:table-cell table:formula="of:=[.$F$3]/[.$C$3]-([.$D$3]*[.D21]+[.$E$3]*[.E21])/[.$C$3]" office:value-type="float" office:value="-1.85556616838568" calcext:value-type="float">
            <text:p>-1,85556616838568</text:p>
          </table:table-cell>
          <table:table-cell table:formula="of:=[.$F$4]/[.$D$4]-([.$C$4]*[.F21] +[.$E$4]*[.E21])/[.$D$4]" office:value-type="float" office:value="-1.90342722721704" calcext:value-type="float">
            <text:p>-1,90342722721704</text:p>
          </table:table-cell>
          <table:table-cell table:formula="of:=[.$F$5]/[.$E$5]-([.$C$5]*[.F21]+[.$D$5]*[.G21])/[.$E$5]" office:value-type="float" office:value="0.833501812509517" calcext:value-type="float">
            <text:p>0,833501812509517</text:p>
          </table:table-cell>
          <table:table-cell table:formula="of:=MAX(ABS([.F21]-[.C21]);ABS([.G21]-[.D21]);ABS([.H21]-[.E21]))" office:value-type="float" office:value="0.0263638063686948" calcext:value-type="float">
            <text:p>0,0263638063686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[.F21]" office:value-type="float" office:value="-1.85556616838568" calcext:value-type="float">
            <text:p>-1,85556616838568</text:p>
          </table:table-cell>
          <table:table-cell table:formula="of:=[.G21]" office:value-type="float" office:value="-1.90342722721704" calcext:value-type="float">
            <text:p>-1,90342722721704</text:p>
          </table:table-cell>
          <table:table-cell table:formula="of:=[.H21]" office:value-type="float" office:value="0.833501812509517" calcext:value-type="float">
            <text:p>0,833501812509517</text:p>
          </table:table-cell>
          <table:table-cell table:formula="of:=[.$F$3]/[.$C$3]-([.$D$3]*[.D22]+[.$E$3]*[.E22])/[.$C$3]" office:value-type="float" office:value="-1.87531008268874" calcext:value-type="float">
            <text:p>-1,87531008268874</text:p>
          </table:table-cell>
          <table:table-cell table:formula="of:=[.$F$4]/[.$D$4]-([.$C$4]*[.F22] +[.$E$4]*[.E22])/[.$D$4]" office:value-type="float" office:value="-1.91662842405036" calcext:value-type="float">
            <text:p>-1,91662842405036</text:p>
          </table:table-cell>
          <table:table-cell table:formula="of:=[.$F$5]/[.$E$5]-([.$C$5]*[.F22]+[.$D$5]*[.G22])/[.$E$5]" office:value-type="float" office:value="0.856261784532948" calcext:value-type="float">
            <text:p>0,856261784532948</text:p>
          </table:table-cell>
          <table:table-cell table:formula="of:=MAX(ABS([.F22]-[.C22]);ABS([.G22]-[.D22]);ABS([.H22]-[.E22]))" office:value-type="float" office:value="0.0227599720234308" calcext:value-type="float">
            <text:p>0,022759972023431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float" office:value="15" calcext:value-type="float">
            <text:p>15</text:p>
          </table:table-cell>
          <table:table-cell table:formula="of:=[.F22]" office:value-type="float" office:value="-1.87531008268874" calcext:value-type="float">
            <text:p>-1,87531008268874</text:p>
          </table:table-cell>
          <table:table-cell table:formula="of:=[.G22]" office:value-type="float" office:value="-1.91662842405036" calcext:value-type="float">
            <text:p>-1,91662842405036</text:p>
          </table:table-cell>
          <table:table-cell table:formula="of:=[.H22]" office:value-type="float" office:value="0.856261784532948" calcext:value-type="float">
            <text:p>0,856261784532948</text:p>
          </table:table-cell>
          <table:table-cell table:formula="of:=[.$F$3]/[.$C$3]-([.$D$3]*[.D23]+[.$E$3]*[.E23])/[.$C$3]" office:value-type="float" office:value="-1.89235491053509" calcext:value-type="float">
            <text:p>-1,89235491053509</text:p>
          </table:table-cell>
          <table:table-cell table:formula="of:=[.$F$4]/[.$D$4]-([.$C$4]*[.F23] +[.$E$4]*[.E23])/[.$D$4]" office:value-type="float" office:value="-1.92802517750956" calcext:value-type="float">
            <text:p>-1,92802517750956</text:p>
          </table:table-cell>
          <table:table-cell table:formula="of:=[.$F$5]/[.$E$5]-([.$C$5]*[.F23]+[.$D$5]*[.G23])/[.$E$5]" office:value-type="float" office:value="0.875910502440691" calcext:value-type="float">
            <text:p>0,875910502440691</text:p>
          </table:table-cell>
          <table:table-cell table:formula="of:=MAX(ABS([.F23]-[.C23]);ABS([.G23]-[.D23]);ABS([.H23]-[.E23]))" office:value-type="float" office:value="0.0196487179077431" calcext:value-type="float">
            <text:p>0,019648717907743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16" calcext:value-type="float">
            <text:p>16</text:p>
          </table:table-cell>
          <table:table-cell table:formula="of:=[.F23]" office:value-type="float" office:value="-1.89235491053509" calcext:value-type="float">
            <text:p>-1,89235491053509</text:p>
          </table:table-cell>
          <table:table-cell table:formula="of:=[.G23]" office:value-type="float" office:value="-1.92802517750956" calcext:value-type="float">
            <text:p>-1,92802517750956</text:p>
          </table:table-cell>
          <table:table-cell table:formula="of:=[.H23]" office:value-type="float" office:value="0.875910502440691" calcext:value-type="float">
            <text:p>0,875910502440691</text:p>
          </table:table-cell>
          <table:table-cell table:formula="of:=[.$F$3]/[.$C$3]-([.$D$3]*[.D24]+[.$E$3]*[.E24])/[.$C$3]" office:value-type="float" office:value="-1.90706978274801" calcext:value-type="float">
            <text:p>-1,90706978274801</text:p>
          </table:table-cell>
          <table:table-cell table:formula="of:=[.$F$4]/[.$D$4]-([.$C$4]*[.F24] +[.$E$4]*[.E24])/[.$D$4]" office:value-type="float" office:value="-1.93786398060868" calcext:value-type="float">
            <text:p>-1,93786398060868</text:p>
          </table:table-cell>
          <table:table-cell table:formula="of:=[.$F$5]/[.$E$5]-([.$C$5]*[.F24]+[.$D$5]*[.G24])/[.$E$5]" office:value-type="float" office:value="0.892873284204081" calcext:value-type="float">
            <text:p>0,892873284204081</text:p>
          </table:table-cell>
          <table:table-cell table:formula="of:=MAX(ABS([.F24]-[.C24]);ABS([.G24]-[.D24]);ABS([.H24]-[.E24]))" office:value-type="float" office:value="0.0169627817633895" calcext:value-type="float">
            <text:p>0,01696278176339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17" calcext:value-type="float">
            <text:p>17</text:p>
          </table:table-cell>
          <table:table-cell table:formula="of:=[.F24]" office:value-type="float" office:value="-1.90706978274801" calcext:value-type="float">
            <text:p>-1,90706978274801</text:p>
          </table:table-cell>
          <table:table-cell table:formula="of:=[.G24]" office:value-type="float" office:value="-1.93786398060868" calcext:value-type="float">
            <text:p>-1,93786398060868</text:p>
          </table:table-cell>
          <table:table-cell table:formula="of:=[.H24]" office:value-type="float" office:value="0.892873284204081" calcext:value-type="float">
            <text:p>0,892873284204081</text:p>
          </table:table-cell>
          <table:table-cell table:formula="of:=[.$F$3]/[.$C$3]-([.$D$3]*[.D25]+[.$E$3]*[.E25])/[.$C$3]" office:value-type="float" office:value="-1.91977315142738" calcext:value-type="float">
            <text:p>-1,91977315142738</text:p>
          </table:table-cell>
          <table:table-cell table:formula="of:=[.$F$4]/[.$D$4]-([.$C$4]*[.F25] +[.$E$4]*[.E25])/[.$D$4]" office:value-type="float" office:value="-1.94635784991916" calcext:value-type="float">
            <text:p>-1,94635784991916</text:p>
          </table:table-cell>
          <table:table-cell table:formula="of:=[.$F$5]/[.$E$5]-([.$C$5]*[.F25]+[.$D$5]*[.G25])/[.$E$5]" office:value-type="float" office:value="0.907517287350289" calcext:value-type="float">
            <text:p>0,907517287350289</text:p>
          </table:table-cell>
          <table:table-cell table:formula="of:=MAX(ABS([.F25]-[.C25]);ABS([.G25]-[.D25]);ABS([.H25]-[.E25]))" office:value-type="float" office:value="0.0146440031462083" calcext:value-type="float">
            <text:p>0,014644003146208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18" calcext:value-type="float">
            <text:p>18</text:p>
          </table:table-cell>
          <table:table-cell table:formula="of:=[.F25]" office:value-type="float" office:value="-1.91977315142738" calcext:value-type="float">
            <text:p>-1,91977315142738</text:p>
          </table:table-cell>
          <table:table-cell table:formula="of:=[.G25]" office:value-type="float" office:value="-1.94635784991916" calcext:value-type="float">
            <text:p>-1,94635784991916</text:p>
          </table:table-cell>
          <table:table-cell table:formula="of:=[.H25]" office:value-type="float" office:value="0.907517287350289" calcext:value-type="float">
            <text:p>0,907517287350289</text:p>
          </table:table-cell>
          <table:table-cell table:formula="of:=[.$F$3]/[.$C$3]-([.$D$3]*[.D26]+[.$E$3]*[.E26])/[.$C$3]" office:value-type="float" office:value="-1.93073999850099" calcext:value-type="float">
            <text:p>-1,93073999850099</text:p>
          </table:table-cell>
          <table:table-cell table:formula="of:=[.$F$4]/[.$D$4]-([.$C$4]*[.F26] +[.$E$4]*[.E26])/[.$D$4]" office:value-type="float" office:value="-1.95369062168296" calcext:value-type="float">
            <text:p>-1,95369062168296</text:p>
          </table:table-cell>
          <table:table-cell table:formula="of:=[.$F$5]/[.$E$5]-([.$C$5]*[.F26]+[.$D$5]*[.G26])/[.$E$5]" office:value-type="float" office:value="0.920159485435333" calcext:value-type="float">
            <text:p>0,920159485435333</text:p>
          </table:table-cell>
          <table:table-cell table:formula="of:=MAX(ABS([.F26]-[.C26]);ABS([.G26]-[.D26]);ABS([.H26]-[.E26]))" office:value-type="float" office:value="0.012642198085044" calcext:value-type="float">
            <text:p>0,012642198085044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19" calcext:value-type="float">
            <text:p>19</text:p>
          </table:table-cell>
          <table:table-cell table:formula="of:=[.F26]" office:value-type="float" office:value="-1.93073999850099" calcext:value-type="float">
            <text:p>-1,93073999850099</text:p>
          </table:table-cell>
          <table:table-cell table:formula="of:=[.G26]" office:value-type="float" office:value="-1.95369062168296" calcext:value-type="float">
            <text:p>-1,95369062168296</text:p>
          </table:table-cell>
          <table:table-cell table:formula="of:=[.H26]" office:value-type="float" office:value="0.920159485435333" calcext:value-type="float">
            <text:p>0,920159485435333</text:p>
          </table:table-cell>
          <table:table-cell table:formula="of:=[.$F$3]/[.$C$3]-([.$D$3]*[.D27]+[.$E$3]*[.E27])/[.$C$3]" office:value-type="float" office:value="-1.94020769913617" calcext:value-type="float">
            <text:p>-1,94020769913617</text:p>
          </table:table-cell>
          <table:table-cell table:formula="of:=[.$F$4]/[.$D$4]-([.$C$4]*[.F27] +[.$E$4]*[.E27])/[.$D$4]" office:value-type="float" office:value="-1.96002101934455" calcext:value-type="float">
            <text:p>-1,96002101934455</text:p>
          </table:table-cell>
          <table:table-cell table:formula="of:=[.$F$5]/[.$E$5]-([.$C$5]*[.F27]+[.$D$5]*[.G27])/[.$E$5]" office:value-type="float" office:value="0.93107352077284" calcext:value-type="float">
            <text:p>0,93107352077284</text:p>
          </table:table-cell>
          <table:table-cell table:formula="of:=MAX(ABS([.F27]-[.C27]);ABS([.G27]-[.D27]);ABS([.H27]-[.E27]))" office:value-type="float" office:value="0.0109140353375072" calcext:value-type="float">
            <text:p>0,010914035337507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20" calcext:value-type="float">
            <text:p>20</text:p>
          </table:table-cell>
          <table:table-cell table:formula="of:=[.F27]" office:value-type="float" office:value="-1.94020769913617" calcext:value-type="float">
            <text:p>-1,94020769913617</text:p>
          </table:table-cell>
          <table:table-cell table:formula="of:=[.G27]" office:value-type="float" office:value="-1.96002101934455" calcext:value-type="float">
            <text:p>-1,96002101934455</text:p>
          </table:table-cell>
          <table:table-cell table:formula="of:=[.H27]" office:value-type="float" office:value="0.93107352077284" calcext:value-type="float">
            <text:p>0,93107352077284</text:p>
          </table:table-cell>
          <table:table-cell table:formula="of:=[.$F$3]/[.$C$3]-([.$D$3]*[.D28]+[.$E$3]*[.E28])/[.$C$3]" office:value-type="float" office:value="-1.94838118465532" calcext:value-type="float">
            <text:p>-1,94838118465532</text:p>
          </table:table-cell>
          <table:table-cell table:formula="of:=[.$F$4]/[.$D$4]-([.$C$4]*[.F28] +[.$E$4]*[.E28])/[.$D$4]" office:value-type="float" office:value="-1.96548606433596" calcext:value-type="float">
            <text:p>-1,96548606433596</text:p>
          </table:table-cell>
          <table:table-cell table:formula="of:=[.$F$5]/[.$E$5]-([.$C$5]*[.F28]+[.$D$5]*[.G28])/[.$E$5]" office:value-type="float" office:value="0.940495629781297" calcext:value-type="float">
            <text:p>0,940495629781297</text:p>
          </table:table-cell>
          <table:table-cell table:formula="of:=MAX(ABS([.F28]-[.C28]);ABS([.G28]-[.D28]);ABS([.H28]-[.E28]))" office:value-type="float" office:value="0.00942210900845719" calcext:value-type="float">
            <text:p>0,009422109008457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21" calcext:value-type="float">
            <text:p>21</text:p>
          </table:table-cell>
          <table:table-cell table:formula="of:=[.F28]" office:value-type="float" office:value="-1.94838118465532" calcext:value-type="float">
            <text:p>-1,94838118465532</text:p>
          </table:table-cell>
          <table:table-cell table:formula="of:=[.G28]" office:value-type="float" office:value="-1.96548606433596" calcext:value-type="float">
            <text:p>-1,96548606433596</text:p>
          </table:table-cell>
          <table:table-cell table:formula="of:=[.H28]" office:value-type="float" office:value="0.940495629781297" calcext:value-type="float">
            <text:p>0,940495629781297</text:p>
          </table:table-cell>
          <table:table-cell table:formula="of:=[.$F$3]/[.$C$3]-([.$D$3]*[.D29]+[.$E$3]*[.E29])/[.$C$3]" office:value-type="float" office:value="-1.95543737132382" calcext:value-type="float">
            <text:p>-1,95543737132382</text:p>
          </table:table-cell>
          <table:table-cell table:formula="of:=[.$F$4]/[.$D$4]-([.$C$4]*[.F29] +[.$E$4]*[.E29])/[.$D$4]" office:value-type="float" office:value="-1.97020404889875" calcext:value-type="float">
            <text:p>-1,97020404889875</text:p>
          </table:table-cell>
          <table:table-cell table:formula="of:=[.$F$5]/[.$E$5]-([.$C$5]*[.F29]+[.$D$5]*[.G29])/[.$E$5]" office:value-type="float" office:value="0.948629755716529" calcext:value-type="float">
            <text:p>0,948629755716529</text:p>
          </table:table-cell>
          <table:table-cell table:formula="of:=MAX(ABS([.F29]-[.C29]);ABS([.G29]-[.D29]);ABS([.H29]-[.E29]))" office:value-type="float" office:value="0.00813412593523122" calcext:value-type="float">
            <text:p>0,008134125935231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22" calcext:value-type="float">
            <text:p>22</text:p>
          </table:table-cell>
          <table:table-cell table:formula="of:=[.F29]" office:value-type="float" office:value="-1.95543737132382" calcext:value-type="float">
            <text:p>-1,95543737132382</text:p>
          </table:table-cell>
          <table:table-cell table:formula="of:=[.G29]" office:value-type="float" office:value="-1.97020404889875" calcext:value-type="float">
            <text:p>-1,97020404889875</text:p>
          </table:table-cell>
          <table:table-cell table:formula="of:=[.H29]" office:value-type="float" office:value="0.948629755716529" calcext:value-type="float">
            <text:p>0,948629755716529</text:p>
          </table:table-cell>
          <table:table-cell table:formula="of:=[.$F$3]/[.$C$3]-([.$D$3]*[.D30]+[.$E$3]*[.E30])/[.$C$3]" office:value-type="float" office:value="-1.96152899169766" calcext:value-type="float">
            <text:p>-1,96152899169766</text:p>
          </table:table-cell>
          <table:table-cell table:formula="of:=[.$F$4]/[.$D$4]-([.$C$4]*[.F30] +[.$E$4]*[.E30])/[.$D$4]" office:value-type="float" office:value="-1.97427709458476" calcext:value-type="float">
            <text:p>-1,97427709458476</text:p>
          </table:table-cell>
          <table:table-cell table:formula="of:=[.$F$5]/[.$E$5]-([.$C$5]*[.F30]+[.$D$5]*[.G30])/[.$E$5]" office:value-type="float" office:value="0.955651963243141" calcext:value-type="float">
            <text:p>0,955651963243141</text:p>
          </table:table-cell>
          <table:table-cell table:formula="of:=MAX(ABS([.F30]-[.C30]);ABS([.G30]-[.D30]);ABS([.H30]-[.E30]))" office:value-type="float" office:value="0.00702220752661242" calcext:value-type="float">
            <text:p>0,007022207526612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23" calcext:value-type="float">
            <text:p>23</text:p>
          </table:table-cell>
          <table:table-cell table:formula="of:=[.F30]" office:value-type="float" office:value="-1.96152899169766" calcext:value-type="float">
            <text:p>-1,96152899169766</text:p>
          </table:table-cell>
          <table:table-cell table:formula="of:=[.G30]" office:value-type="float" office:value="-1.97427709458476" calcext:value-type="float">
            <text:p>-1,97427709458476</text:p>
          </table:table-cell>
          <table:table-cell table:formula="of:=[.H30]" office:value-type="float" office:value="0.955651963243141" calcext:value-type="float">
            <text:p>0,955651963243141</text:p>
          </table:table-cell>
          <table:table-cell table:formula="of:=[.$F$3]/[.$C$3]-([.$D$3]*[.D31]+[.$E$3]*[.E31])/[.$C$3]" office:value-type="float" office:value="-1.96678789999666" calcext:value-type="float">
            <text:p>-1,96678789999666</text:p>
          </table:table-cell>
          <table:table-cell table:formula="of:=[.$F$4]/[.$D$4]-([.$C$4]*[.F31] +[.$E$4]*[.E31])/[.$D$4]" office:value-type="float" office:value="-1.97779336324536" calcext:value-type="float">
            <text:p>-1,97779336324536</text:p>
          </table:table-cell>
          <table:table-cell table:formula="of:=[.$F$5]/[.$E$5]-([.$C$5]*[.F31]+[.$D$5]*[.G31])/[.$E$5]" office:value-type="float" office:value="0.961714249335534" calcext:value-type="float">
            <text:p>0,961714249335534</text:p>
          </table:table-cell>
          <table:table-cell table:formula="of:=MAX(ABS([.F31]-[.C31]);ABS([.G31]-[.D31]);ABS([.H31]-[.E31]))" office:value-type="float" office:value="0.0060622860923929" calcext:value-type="float">
            <text:p>0,006062286092393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24" calcext:value-type="float">
            <text:p>24</text:p>
          </table:table-cell>
          <table:table-cell table:formula="of:=[.F31]" office:value-type="float" office:value="-1.96678789999666" calcext:value-type="float">
            <text:p>-1,96678789999666</text:p>
          </table:table-cell>
          <table:table-cell table:formula="of:=[.G31]" office:value-type="float" office:value="-1.97779336324536" calcext:value-type="float">
            <text:p>-1,97779336324536</text:p>
          </table:table-cell>
          <table:table-cell table:formula="of:=[.H31]" office:value-type="float" office:value="0.961714249335534" calcext:value-type="float">
            <text:p>0,961714249335534</text:p>
          </table:table-cell>
          <table:table-cell table:formula="of:=[.$F$3]/[.$C$3]-([.$D$3]*[.D32]+[.$E$3]*[.E32])/[.$C$3]" office:value-type="float" office:value="-1.9713279262682" calcext:value-type="float">
            <text:p>-1,9713279262682</text:p>
          </table:table-cell>
          <table:table-cell table:formula="of:=[.$F$4]/[.$D$4]-([.$C$4]*[.F32] +[.$E$4]*[.E32])/[.$D$4]" office:value-type="float" office:value="-1.98082896515674" calcext:value-type="float">
            <text:p>-1,98082896515674</text:p>
          </table:table-cell>
          <table:table-cell table:formula="of:=[.$F$5]/[.$E$5]-([.$C$5]*[.F32]+[.$D$5]*[.G32])/[.$E$5]" office:value-type="float" office:value="0.966947833294793" calcext:value-type="float">
            <text:p>0,966947833294793</text:p>
          </table:table-cell>
          <table:table-cell table:formula="of:=MAX(ABS([.F32]-[.C32]);ABS([.G32]-[.D32]);ABS([.H32]-[.E32]))" office:value-type="float" office:value="0.00523358395925921" calcext:value-type="float">
            <text:p>0,005233583959259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25" calcext:value-type="float">
            <text:p>25</text:p>
          </table:table-cell>
          <table:table-cell table:formula="of:=[.F32]" office:value-type="float" office:value="-1.9713279262682" calcext:value-type="float">
            <text:p>-1,9713279262682</text:p>
          </table:table-cell>
          <table:table-cell table:formula="of:=[.G32]" office:value-type="float" office:value="-1.98082896515674" calcext:value-type="float">
            <text:p>-1,98082896515674</text:p>
          </table:table-cell>
          <table:table-cell table:formula="of:=[.H32]" office:value-type="float" office:value="0.966947833294793" calcext:value-type="float">
            <text:p>0,966947833294793</text:p>
          </table:table-cell>
          <table:table-cell table:formula="of:=[.$F$3]/[.$C$3]-([.$D$3]*[.D33]+[.$E$3]*[.E33])/[.$C$3]" office:value-type="float" office:value="-1.97524734021602" calcext:value-type="float">
            <text:p>-1,97524734021602</text:p>
          </table:table-cell>
          <table:table-cell table:formula="of:=[.$F$4]/[.$D$4]-([.$C$4]*[.F33] +[.$E$4]*[.E33])/[.$D$4]" office:value-type="float" office:value="-1.98344960648411" calcext:value-type="float">
            <text:p>-1,98344960648411</text:p>
          </table:table-cell>
          <table:table-cell table:formula="of:=[.$F$5]/[.$E$5]-([.$C$5]*[.F33]+[.$D$5]*[.G33])/[.$E$5]" office:value-type="float" office:value="0.971465997010632" calcext:value-type="float">
            <text:p>0,971465997010632</text:p>
          </table:table-cell>
          <table:table-cell table:formula="of:=MAX(ABS([.F33]-[.C33]);ABS([.G33]-[.D33]);ABS([.H33]-[.E33]))" office:value-type="float" office:value="0.00451816371583869" calcext:value-type="float">
            <text:p>0,004518163715839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26" calcext:value-type="float">
            <text:p>26</text:p>
          </table:table-cell>
          <table:table-cell table:formula="of:=[.F33]" office:value-type="float" office:value="-1.97524734021602" calcext:value-type="float">
            <text:p>-1,97524734021602</text:p>
          </table:table-cell>
          <table:table-cell table:formula="of:=[.G33]" office:value-type="float" office:value="-1.98344960648411" calcext:value-type="float">
            <text:p>-1,98344960648411</text:p>
          </table:table-cell>
          <table:table-cell table:formula="of:=[.H33]" office:value-type="float" office:value="0.971465997010632" calcext:value-type="float">
            <text:p>0,971465997010632</text:p>
          </table:table-cell>
          <table:table-cell table:formula="of:=[.$F$3]/[.$C$3]-([.$D$3]*[.D34]+[.$E$3]*[.E34])/[.$C$3]" office:value-type="float" office:value="-1.97863097827839" calcext:value-type="float">
            <text:p>-1,97863097827839</text:p>
          </table:table-cell>
          <table:table-cell table:formula="of:=[.$F$4]/[.$D$4]-([.$C$4]*[.F34] +[.$E$4]*[.E34])/[.$D$4]" office:value-type="float" office:value="-1.98571201149171" calcext:value-type="float">
            <text:p>-1,98571201149171</text:p>
          </table:table-cell>
          <table:table-cell table:formula="of:=[.$F$5]/[.$E$5]-([.$C$5]*[.F34]+[.$D$5]*[.G34])/[.$E$5]" office:value-type="float" office:value="0.975366536969914" calcext:value-type="float">
            <text:p>0,975366536969914</text:p>
          </table:table-cell>
          <table:table-cell table:formula="of:=MAX(ABS([.F34]-[.C34]);ABS([.G34]-[.D34]);ABS([.H34]-[.E34]))" office:value-type="float" office:value="0.00390053995928197" calcext:value-type="float">
            <text:p>0,003900539959282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27" calcext:value-type="float">
            <text:p>27</text:p>
          </table:table-cell>
          <table:table-cell table:formula="of:=[.F34]" office:value-type="float" office:value="-1.97863097827839" calcext:value-type="float">
            <text:p>-1,97863097827839</text:p>
          </table:table-cell>
          <table:table-cell table:formula="of:=[.G34]" office:value-type="float" office:value="-1.98571201149171" calcext:value-type="float">
            <text:p>-1,98571201149171</text:p>
          </table:table-cell>
          <table:table-cell table:formula="of:=[.H34]" office:value-type="float" office:value="0.975366536969914" calcext:value-type="float">
            <text:p>0,975366536969914</text:p>
          </table:table-cell>
          <table:table-cell table:formula="of:=[.$F$3]/[.$C$3]-([.$D$3]*[.D35]+[.$E$3]*[.E35])/[.$C$3]" office:value-type="float" office:value="-1.98155207992497" calcext:value-type="float">
            <text:p>-1,98155207992497</text:p>
          </table:table-cell>
          <table:table-cell table:formula="of:=[.$F$4]/[.$D$4]-([.$C$4]*[.F35] +[.$E$4]*[.E35])/[.$D$4]" office:value-type="float" office:value="-1.98766515035327" calcext:value-type="float">
            <text:p>-1,98766515035327</text:p>
          </table:table-cell>
          <table:table-cell table:formula="of:=[.$F$5]/[.$E$5]-([.$C$5]*[.F35]+[.$D$5]*[.G35])/[.$E$5]" office:value-type="float" office:value="0.978733881079328" calcext:value-type="float">
            <text:p>0,978733881079328</text:p>
          </table:table-cell>
          <table:table-cell table:formula="of:=MAX(ABS([.F35]-[.C35]);ABS([.G35]-[.D35]);ABS([.H35]-[.E35]))" office:value-type="float" office:value="0.00336734410941464" calcext:value-type="float">
            <text:p>0,003367344109415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28" calcext:value-type="float">
            <text:p>28</text:p>
          </table:table-cell>
          <table:table-cell table:formula="of:=[.F35]" office:value-type="float" office:value="-1.98155207992497" calcext:value-type="float">
            <text:p>-1,98155207992497</text:p>
          </table:table-cell>
          <table:table-cell table:formula="of:=[.G35]" office:value-type="float" office:value="-1.98766515035327" calcext:value-type="float">
            <text:p>-1,98766515035327</text:p>
          </table:table-cell>
          <table:table-cell table:formula="of:=[.H35]" office:value-type="float" office:value="0.978733881079328" calcext:value-type="float">
            <text:p>0,978733881079328</text:p>
          </table:table-cell>
          <table:table-cell table:formula="of:=[.$F$3]/[.$C$3]-([.$D$3]*[.D36]+[.$E$3]*[.E36])/[.$C$3]" office:value-type="float" office:value="-1.98407387293961" calcext:value-type="float">
            <text:p>-1,98407387293961</text:p>
          </table:table-cell>
          <table:table-cell table:formula="of:=[.$F$4]/[.$D$4]-([.$C$4]*[.F36] +[.$E$4]*[.E36])/[.$D$4]" office:value-type="float" office:value="-1.98935129911959" calcext:value-type="float">
            <text:p>-1,98935129911959</text:p>
          </table:table-cell>
          <table:table-cell table:formula="of:=[.$F$5]/[.$E$5]-([.$C$5]*[.F36]+[.$D$5]*[.G36])/[.$E$5]" office:value-type="float" office:value="0.98164091612309" calcext:value-type="float">
            <text:p>0,98164091612309</text:p>
          </table:table-cell>
          <table:table-cell table:formula="of:=MAX(ABS([.F36]-[.C36]);ABS([.G36]-[.D36]);ABS([.H36]-[.E36]))" office:value-type="float" office:value="0.00290703504376122" calcext:value-type="float">
            <text:p>0,002907035043761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29" calcext:value-type="float">
            <text:p>29</text:p>
          </table:table-cell>
          <table:table-cell table:formula="of:=[.F36]" office:value-type="float" office:value="-1.98407387293961" calcext:value-type="float">
            <text:p>-1,98407387293961</text:p>
          </table:table-cell>
          <table:table-cell table:formula="of:=[.G36]" office:value-type="float" office:value="-1.98935129911959" calcext:value-type="float">
            <text:p>-1,98935129911959</text:p>
          </table:table-cell>
          <table:table-cell table:formula="of:=[.H36]" office:value-type="float" office:value="0.98164091612309" calcext:value-type="float">
            <text:p>0,98164091612309</text:p>
          </table:table-cell>
          <table:table-cell table:formula="of:=[.$F$3]/[.$C$3]-([.$D$3]*[.D37]+[.$E$3]*[.E37])/[.$C$3]" office:value-type="float" office:value="-1.98625094199714" calcext:value-type="float">
            <text:p>-1,98625094199714</text:p>
          </table:table-cell>
          <table:table-cell table:formula="of:=[.$F$4]/[.$D$4]-([.$C$4]*[.F37] +[.$E$4]*[.E37])/[.$D$4]" office:value-type="float" office:value="-1.99080695479167" calcext:value-type="float">
            <text:p>-1,99080695479167</text:p>
          </table:table-cell>
          <table:table-cell table:formula="of:=[.$F$5]/[.$E$5]-([.$C$5]*[.F37]+[.$D$5]*[.G37])/[.$E$5]" office:value-type="float" office:value="0.984150565410795" calcext:value-type="float">
            <text:p>0,984150565410795</text:p>
          </table:table-cell>
          <table:table-cell table:formula="of:=MAX(ABS([.F37]-[.C37]);ABS([.G37]-[.D37]);ABS([.H37]-[.E37]))" office:value-type="float" office:value="0.0025096492877057" calcext:value-type="float">
            <text:p>0,002509649287706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30" calcext:value-type="float">
            <text:p>30</text:p>
          </table:table-cell>
          <table:table-cell table:formula="of:=[.F37]" office:value-type="float" office:value="-1.98625094199714" calcext:value-type="float">
            <text:p>-1,98625094199714</text:p>
          </table:table-cell>
          <table:table-cell table:formula="of:=[.G37]" office:value-type="float" office:value="-1.99080695479167" calcext:value-type="float">
            <text:p>-1,99080695479167</text:p>
          </table:table-cell>
          <table:table-cell table:formula="of:=[.H37]" office:value-type="float" office:value="0.984150565410795" calcext:value-type="float">
            <text:p>0,984150565410795</text:p>
          </table:table-cell>
          <table:table-cell table:formula="of:=[.$F$3]/[.$C$3]-([.$D$3]*[.D38]+[.$E$3]*[.E38])/[.$C$3]" office:value-type="float" office:value="-1.98813041015877" calcext:value-type="float">
            <text:p>-1,98813041015877</text:p>
          </table:table-cell>
          <table:table-cell table:formula="of:=[.$F$4]/[.$D$4]-([.$C$4]*[.F38] +[.$E$4]*[.E38])/[.$D$4]" office:value-type="float" office:value="-1.99206362530495" calcext:value-type="float">
            <text:p>-1,99206362530495</text:p>
          </table:table-cell>
          <table:table-cell table:formula="of:=[.$F$5]/[.$E$5]-([.$C$5]*[.F38]+[.$D$5]*[.G38])/[.$E$5]" office:value-type="float" office:value="0.986317150764074" calcext:value-type="float">
            <text:p>0,986317150764074</text:p>
          </table:table-cell>
          <table:table-cell table:formula="of:=MAX(ABS([.F38]-[.C38]);ABS([.G38]-[.D38]);ABS([.H38]-[.E38]))" office:value-type="float" office:value="0.00216658535327907" calcext:value-type="float">
            <text:p>0,002166585353279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31" calcext:value-type="float">
            <text:p>31</text:p>
          </table:table-cell>
          <table:table-cell table:formula="of:=[.F38]" office:value-type="float" office:value="-1.98813041015877" calcext:value-type="float">
            <text:p>-1,98813041015877</text:p>
          </table:table-cell>
          <table:table-cell table:formula="of:=[.G38]" office:value-type="float" office:value="-1.99206362530495" calcext:value-type="float">
            <text:p>-1,99206362530495</text:p>
          </table:table-cell>
          <table:table-cell table:formula="of:=[.H38]" office:value-type="float" office:value="0.986317150764074" calcext:value-type="float">
            <text:p>0,986317150764074</text:p>
          </table:table-cell>
          <table:table-cell table:formula="of:=[.$F$3]/[.$C$3]-([.$D$3]*[.D39]+[.$E$3]*[.E39])/[.$C$3]" office:value-type="float" office:value="-1.98975295885947" calcext:value-type="float">
            <text:p>-1,98975295885947</text:p>
          </table:table-cell>
          <table:table-cell table:formula="of:=[.$F$4]/[.$D$4]-([.$C$4]*[.F39] +[.$E$4]*[.E39])/[.$D$4]" office:value-type="float" office:value="-1.99314851152443" calcext:value-type="float">
            <text:p>-1,99314851152443</text:p>
          </table:table-cell>
          <table:table-cell table:formula="of:=[.$F$5]/[.$E$5]-([.$C$5]*[.F39]+[.$D$5]*[.G39])/[.$E$5]" office:value-type="float" office:value="0.988187568322431" calcext:value-type="float">
            <text:p>0,988187568322431</text:p>
          </table:table-cell>
          <table:table-cell table:formula="of:=MAX(ABS([.F39]-[.C39]);ABS([.G39]-[.D39]);ABS([.H39]-[.E39]))" office:value-type="float" office:value="0.00187041755835704" calcext:value-type="float">
            <text:p>0,001870417558357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32" calcext:value-type="float">
            <text:p>32</text:p>
          </table:table-cell>
          <table:table-cell table:formula="of:=[.F39]" office:value-type="float" office:value="-1.98975295885947" calcext:value-type="float">
            <text:p>-1,98975295885947</text:p>
          </table:table-cell>
          <table:table-cell table:formula="of:=[.G39]" office:value-type="float" office:value="-1.99314851152443" calcext:value-type="float">
            <text:p>-1,99314851152443</text:p>
          </table:table-cell>
          <table:table-cell table:formula="of:=[.H39]" office:value-type="float" office:value="0.988187568322431" calcext:value-type="float">
            <text:p>0,988187568322431</text:p>
          </table:table-cell>
          <table:table-cell table:formula="of:=[.$F$3]/[.$C$3]-([.$D$3]*[.D40]+[.$E$3]*[.E40])/[.$C$3]" office:value-type="float" office:value="-1.99115370846505" calcext:value-type="float">
            <text:p>-1,99115370846505</text:p>
          </table:table-cell>
          <table:table-cell table:formula="of:=[.$F$4]/[.$D$4]-([.$C$4]*[.F40] +[.$E$4]*[.E40])/[.$D$4]" office:value-type="float" office:value="-1.9940850960124" calcext:value-type="float">
            <text:p>-1,9940850960124</text:p>
          </table:table-cell>
          <table:table-cell table:formula="of:=[.$F$5]/[.$E$5]-([.$C$5]*[.F40]+[.$D$5]*[.G40])/[.$E$5]" office:value-type="float" office:value="0.989802303618835" calcext:value-type="float">
            <text:p>0,989802303618835</text:p>
          </table:table-cell>
          <table:table-cell table:formula="of:=MAX(ABS([.F40]-[.C40]);ABS([.G40]-[.D40]);ABS([.H40]-[.E40]))" office:value-type="float" office:value="0.00161473529640377" calcext:value-type="float">
            <text:p>0,001614735296404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float" office:value="33" calcext:value-type="float">
            <text:p>33</text:p>
          </table:table-cell>
          <table:table-cell table:formula="of:=[.F40]" office:value-type="float" office:value="-1.99115370846505" calcext:value-type="float">
            <text:p>-1,99115370846505</text:p>
          </table:table-cell>
          <table:table-cell table:formula="of:=[.G40]" office:value-type="float" office:value="-1.9940850960124" calcext:value-type="float">
            <text:p>-1,9940850960124</text:p>
          </table:table-cell>
          <table:table-cell table:formula="of:=[.H40]" office:value-type="float" office:value="0.989802303618835" calcext:value-type="float">
            <text:p>0,989802303618835</text:p>
          </table:table-cell>
          <table:table-cell table:formula="of:=[.$F$3]/[.$C$3]-([.$D$3]*[.D41]+[.$E$3]*[.E41])/[.$C$3]" office:value-type="float" office:value="-1.99236297845904" calcext:value-type="float">
            <text:p>-1,99236297845904</text:p>
          </table:table-cell>
          <table:table-cell table:formula="of:=[.$F$4]/[.$D$4]-([.$C$4]*[.F41] +[.$E$4]*[.E41])/[.$D$4]" office:value-type="float" office:value="-1.99489365131281" calcext:value-type="float">
            <text:p>-1,99489365131281</text:p>
          </table:table-cell>
          <table:table-cell table:formula="of:=[.$F$5]/[.$E$5]-([.$C$5]*[.F41]+[.$D$5]*[.G41])/[.$E$5]" office:value-type="float" office:value="0.991196307896544" calcext:value-type="float">
            <text:p>0,991196307896544</text:p>
          </table:table-cell>
          <table:table-cell table:formula="of:=MAX(ABS([.F41]-[.C41]);ABS([.G41]-[.D41]);ABS([.H41]-[.E41]))" office:value-type="float" office:value="0.00139400427770875" calcext:value-type="float">
            <text:p>0,001394004277709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.00.0000</text:date>, <text:time style:data-style-name="N2" text:time-value="09:09:04.27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2:39:01.183000000</meta:creation-date>
    <dc:date>2018-12-05T12:07:00.200000000</dc:date>
    <meta:editing-duration>PT2H2M30S</meta:editing-duration>
    <meta:editing-cycles>17</meta:editing-cycles>
    <meta:generator>LibreOffice/6.1.3.2$Windows_x86 LibreOffice_project/86daf60bf00efa86ad547e59e09d6bb77c699acb</meta:generator>
    <meta:document-statistic meta:table-count="3" meta:cell-count="452" meta:object-count="0"/>
  </office:meta>
</office:document-meta>
</file>